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03.4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Insertion-Removal" table:style-name="ta1">
        <table:shapes>
          <draw:frame draw:z-index="0" draw:style-name="gr1" draw:text-style-name="P1" svg:width="453.51pt" svg:height="255.09pt" svg:x="3.88pt" svg:y="155.99pt">
            <loext:p draw:notify-on-update-of-ranges="'Insertion-Removal'.A4:'Insertion-Removal'.A10 'Insertion-Removal'.B4:'Insertion-Removal'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475.34pt" svg:y="156.16pt">
            <loext:p draw:notify-on-update-of-ranges="'Insertion-Removal'.A4:'Insertion-Removal'.A10 'Insertion-Removal'.C3:'Insertion-Removal'.C3 'Insertion-Removal'.C4:'Insertion-Removal'.C10" text:style-name="P2">2</loext:p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sertion/Removal Efficienc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umber of nodes</text:p>
          </table:table-cell>
          <table:table-cell table:style-name="ce1" office:value-type="string" calcext:value-type="string">
            <text:p>BST time (ms)</text:p>
          </table:table-cell>
          <table:table-cell table:style-name="ce1" office:value-type="string" calcext:value-type="string">
            <text:p>AVL time (m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18013" calcext:value-type="float">
            <text:p>180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3" calcext:value-type="float">
            <text:p>53</text:p>
          </table:table-cell>
          <table:table-cell office:value-type="float" office:value="77790" calcext:value-type="float">
            <text:p>7779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7" calcext:value-type="float">
            <text:p>67</text:p>
          </table:table-cell>
          <table:table-cell office:value-type="float" office:value="166698" calcext:value-type="float">
            <text:p>1666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4" calcext:value-type="float">
            <text:p>74</text:p>
          </table:table-cell>
          <table:table-cell office:value-type="float" office:value="322695" calcext:value-type="float">
            <text:p>3226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8" calcext:value-type="float">
            <text:p>108</text:p>
          </table:table-cell>
          <table:table-cell office:value-type="float" office:value="529301" calcext:value-type="float">
            <text:p>529301</text:p>
          </table:table-cell>
        </table:table-row>
      </table:table>
      <table:table table:name="Search" table:style-name="ta1">
        <table:shapes>
          <draw:frame draw:z-index="0" draw:style-name="gr1" draw:text-style-name="P1" svg:width="453.51pt" svg:height="255.09pt" svg:x="9.86pt" svg:y="153.13pt">
            <loext:p draw:notify-on-update-of-ranges="Search.A4:Search.A10 Search.B3:Search.B3 Search.B4:Search.B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32pt" svg:height="254.55pt" svg:x="502.5pt" svg:y="147.26pt">
            <loext:p draw:notify-on-update-of-ranges="Search.A4:Search.A10 Search.C3:Search.C3 Search.C4:Search.C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arch Efficienc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umber of nodes</text:p>
          </table:table-cell>
          <table:table-cell table:style-name="ce1" office:value-type="string" calcext:value-type="string">
            <text:p>BST time (ms)</text:p>
          </table:table-cell>
          <table:table-cell table:style-name="ce1" office:value-type="string" calcext:value-type="string">
            <text:p>AVL time (m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InsRem-Search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nsertion/Removal vs Search Efficiency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umber of inserted nodes</text:p>
          </table:table-cell>
          <table:table-cell table:style-name="ce1" office:value-type="string" calcext:value-type="string">
            <text:p>Number of search nodes</text:p>
          </table:table-cell>
          <table:table-cell table:style-name="ce1" office:value-type="string" calcext:value-type="string">
            <text:p>BST insert time (ms)</text:p>
          </table:table-cell>
          <table:table-cell table:style-name="ce1" office:value-type="string" calcext:value-type="string">
            <text:p>BST search time (ms)</text:p>
          </table:table-cell>
          <table:table-cell table:style-name="ce1" office:value-type="string" calcext:value-type="string">
            <text:p>AVL insert time (ms)</text:p>
          </table:table-cell>
          <table:table-cell table:style-name="ce1" office:value-type="string" calcext:value-type="string">
            <text:p>AVL search time (ms)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52" calcext:value-type="float">
            <text:p>1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612" calcext:value-type="float">
            <text:p>7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0000" calcext:value-type="float">
            <text:p>400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4663" calcext:value-type="float">
            <text:p>346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60000" calcext:value-type="float">
            <text:p>6000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74965" calcext:value-type="float">
            <text:p>749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80000" calcext:value-type="float">
            <text:p>8000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58712" calcext:value-type="float">
            <text:p>1587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87801" calcext:value-type="float">
            <text:p>2878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984" calcext:value-type="float">
            <text:p>79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5602" calcext:value-type="float">
            <text:p>356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7045" calcext:value-type="float">
            <text:p>770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52110" calcext:value-type="float">
            <text:p>152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76504" calcext:value-type="float">
            <text:p>27650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Nimbus Sans L1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imbus Sans L1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18:27:24.313976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6:12:07.075379111</meta:creation-date>
    <dc:date>2015-09-18T19:06:50.684134913</dc:date>
    <meta:editing-duration>PT36M7S</meta:editing-duration>
    <meta:editing-cycles>7</meta:editing-cycles>
    <meta:generator>LibreOffice/5.0.1.2.0$Linux_X86_64 LibreOffice_project/00m0$Build-2</meta:generator>
    <meta:document-statistic meta:table-count="3" meta:cell-count="1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5cm" chart:style-name="ch2">
          <text:p>BST Insertion/Removal Efficiency</text:p>
        </chart:title>
        <chart:plot-area chart:style-name="ch3" table:cell-range-address="'Insertion-Removal'.A4:'Insertion-Removal'.B10" svg:x="1.411cm" svg:y="1.434cm" svg:width="14.269cm" svg:height="6.325cm">
          <chartooo:coordinate-region svg:x="2.032cm" svg:y="1.673cm" svg:width="12.906cm" svg:height="5.36cm"/>
          <chart:axis chart:dimension="x" chart:name="primary-x" chart:style-name="ch4">
            <chart:title svg:x="5.948cm" svg:y="7.939cm" chart:style-name="ch5">
              <text:p>Number of nodes inserted/removed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'Insertion-Removal'.B4:'Insertion-Removal'.B10" chart:class="chart:scatter">
            <chart:domain table:cell-range-address="'Insertion-Removal'.A4:'Insertion-Removal'.A10"/>
            <chart:regression-curve chart:style-name="ch9">
              <chart:equation chart:display-equation="false" chart:display-r-square="true" svg:x="3.864cm" svg:y="2.70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nsertion-Removal'.A4:'Insertion-Removal'.A10</svg:desc>
                </draw:g>
              </table:table-cell>
              <table:table-cell office:value-type="float" office:value="10">
                <text:p>10</text:p>
                <draw:g>
                  <svg:desc>'Insertion-Removal'.B4:'Insertion-Removal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5cm" chart:style-name="ch2">
          <text:p>AVL Insertion/Removal Efficiency</text:p>
        </chart:title>
        <chart:plot-area chart:style-name="ch3" table:cell-range-address="'Insertion-Removal'.A4:'Insertion-Removal'.A10 'Insertion-Removal'.C3:'Insertion-Removal'.C10" chart:data-source-has-labels="row" svg:x="1.411cm" svg:y="1.434cm" svg:width="14.269cm" svg:height="6.325cm">
          <chartooo:coordinate-region svg:x="2.773cm" svg:y="1.673cm" svg:width="12.351cm" svg:height="5.36cm"/>
          <chart:axis chart:dimension="x" chart:name="primary-x" chart:style-name="ch4">
            <chart:title svg:x="5.948cm" svg:y="7.939cm" chart:style-name="ch5">
              <text:p>Number of nodes inserted/removed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'Insertion-Removal'.C4:'Insertion-Removal'.C10" chart:label-cell-address="'Insertion-Removal'.C3:'Insertion-Removal'.C3" chart:class="chart:scatter">
            <chart:domain table:cell-range-address="'Insertion-Removal'.A4:'Insertion-Removal'.A10"/>
            <chart:regression-curve chart:style-name="ch9">
              <chart:equation chart:display-equation="false" chart:display-r-square="true" svg:x="6.936cm" svg:y="2.719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L time (ms)</text:p>
                <draw:g>
                  <svg:desc>'Insertion-Removal'.C3:'Insertion-Removal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nsertion-Removal'.A4:'Insertion-Removal'.A10</svg:desc>
                </draw:g>
              </table:table-cell>
              <table:table-cell office:value-type="float" office:value="96">
                <text:p>96</text:p>
                <draw:g>
                  <svg:desc>'Insertion-Removal'.C4:'Insertion-Removal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8013">
                <text:p>18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77790">
                <text:p>777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166698">
                <text:p>166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322695">
                <text:p>322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529301">
                <text:p>529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5cm" chart:style-name="ch2">
          <text:p>BST Search Efficiency</text:p>
        </chart:title>
        <chart:plot-area chart:style-name="ch3" table:cell-range-address="Search.A4:Search.B10 Search.B3:Search.B3" chart:data-source-has-labels="row" svg:x="1.411cm" svg:y="1.434cm" svg:width="14.269cm" svg:height="6.325cm">
          <chartooo:coordinate-region svg:x="2.032cm" svg:y="1.673cm" svg:width="13.092cm" svg:height="5.36cm"/>
          <chart:axis chart:dimension="x" chart:name="primary-x" chart:style-name="ch4">
            <chart:title svg:x="6.305cm" svg:y="7.939cm" chart:style-name="ch5">
              <text:p>Number of nodes searched for</text:p>
            </chart:title>
          </chart:axis>
          <chart:axis chart:dimension="y" chart:name="primary-y" chart:style-name="ch4">
            <chart:title svg:x="0.451cm" svg:y="6.05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earch.B4:Search.B10" chart:label-cell-address="Search.B3:Search.B3" chart:class="chart:scatter">
            <chart:domain table:cell-range-address="Search.A4:Search.A10"/>
            <chart:regression-curve chart:style-name="ch9">
              <chart:equation chart:display-equation="false" chart:display-r-square="true" svg:x="5.65cm" svg:y="2.682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ST time (ms)</text:p>
                <draw:g>
                  <svg:desc>Search.B3:Search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earch.A4:Search.A10</svg:desc>
                </draw:g>
              </table:table-cell>
              <table:table-cell office:value-type="float" office:value="2">
                <text:p>2</text:p>
                <draw:g>
                  <svg:desc>Search.B4:Search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81cm" xlink:href=".." xlink:type="simple" chart:class="chart:scatter" chart:style-name="ch1">
        <chart:title svg:x="5.69cm" svg:y="0.314cm" chart:style-name="ch2">
          <text:p>AVL Search Efficiency</text:p>
        </chart:title>
        <chart:plot-area chart:style-name="ch3" table:cell-range-address="Search.A4:Search.A10 Search.C3:Search.C10" chart:data-source-has-labels="row" svg:x="1.41cm" svg:y="1.432cm" svg:width="14.264cm" svg:height="6.309cm">
          <chartooo:coordinate-region svg:x="2.031cm" svg:y="1.672cm" svg:width="13.086cm" svg:height="5.343cm"/>
          <chart:axis chart:dimension="x" chart:name="primary-x" chart:style-name="ch4">
            <chart:title svg:x="6.302cm" svg:y="7.92cm" chart:style-name="ch5">
              <text:p>Number of nodes searched for</text:p>
            </chart:title>
          </chart:axis>
          <chart:axis chart:dimension="y" chart:name="primary-y" chart:style-name="ch4">
            <chart:title svg:x="0.451cm" svg:y="6.046cm" chart:style-name="ch6">
              <text:p>Time (milliseconds)</text:p>
            </chart:title>
            <chart:grid chart:style-name="ch7" chart:class="major"/>
          </chart:axis>
          <chart:series chart:style-name="ch8" chart:values-cell-range-address="Search.C4:Search.C10" chart:label-cell-address="Search.C3:Search.C3" chart:class="chart:scatter">
            <chart:domain table:cell-range-address="Search.A4:Search.A10"/>
            <chart:regression-curve chart:style-name="ch9">
              <chart:equation chart:display-equation="false" chart:display-r-square="true" svg:x="5.07cm" svg:y="2.338cm"/>
            </chart:regression-curve>
            <chart:data-point chart:repeated="5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L time (ms)</text:p>
                <draw:g>
                  <svg:desc>Search.C3:Search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earch.A4:Search.A10</svg:desc>
                </draw:g>
              </table:table-cell>
              <table:table-cell office:value-type="float" office:value="1">
                <text:p>1</text:p>
                <draw:g>
                  <svg:desc>Search.C4:Search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">
                <text:p>6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0">
                <text:p>8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.0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